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ource Serif Pro" svg:font-family="'Source Serif Pro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dc855" officeooo:paragraph-rsid="000dc855"/>
    </style:style>
    <style:style style:name="P2" style:family="paragraph" style:parent-style-name="Text_20_body">
      <style:text-properties officeooo:rsid="000e4ce8" officeooo:paragraph-rsid="000e4ce8"/>
    </style:style>
    <style:style style:name="P3" style:family="paragraph" style:parent-style-name="Text_20_body">
      <style:text-properties officeooo:rsid="00108213" officeooo:paragraph-rsid="00108213"/>
    </style:style>
    <style:style style:name="P4" style:family="paragraph" style:parent-style-name="Text_20_body">
      <style:text-properties officeooo:rsid="00108213" officeooo:paragraph-rsid="00147ee0"/>
    </style:style>
    <style:style style:name="P5" style:family="paragraph" style:parent-style-name="Text_20_body">
      <style:text-properties officeooo:rsid="001252c5" officeooo:paragraph-rsid="001252c5"/>
    </style:style>
    <style:style style:name="P6" style:family="paragraph" style:parent-style-name="Text_20_body">
      <style:text-properties officeooo:rsid="0012c67b" officeooo:paragraph-rsid="0012c67b"/>
    </style:style>
    <style:style style:name="P7" style:family="paragraph" style:parent-style-name="Text_20_body">
      <style:text-properties officeooo:rsid="00147ee0" officeooo:paragraph-rsid="00147ee0"/>
    </style:style>
    <style:style style:name="P8" style:family="paragraph" style:parent-style-name="Text_20_body">
      <style:text-properties officeooo:rsid="00164492" officeooo:paragraph-rsid="00164492"/>
    </style:style>
    <style:style style:name="P9" style:family="paragraph" style:parent-style-name="Text_20_body">
      <style:text-properties officeooo:rsid="0012f693" officeooo:paragraph-rsid="0012f693"/>
    </style:style>
    <style:style style:name="P10" style:family="paragraph" style:parent-style-name="Text_20_body">
      <style:text-properties officeooo:rsid="0016d769" officeooo:paragraph-rsid="0016d769"/>
    </style:style>
    <style:style style:name="P11" style:family="paragraph" style:parent-style-name="Text_20_body">
      <style:text-properties officeooo:rsid="00182fa5" officeooo:paragraph-rsid="00182fa5"/>
    </style:style>
    <style:style style:name="P12" style:family="paragraph" style:parent-style-name="Text_20_body">
      <style:text-properties style:font-name="Source Serif Pro"/>
    </style:style>
    <style:style style:name="P13" style:family="paragraph" style:parent-style-name="Text_20_body">
      <style:text-properties style:font-name="Source Serif Pro" officeooo:rsid="0019e54b" officeooo:paragraph-rsid="0019e54b"/>
    </style:style>
    <style:style style:name="P14" style:family="paragraph" style:parent-style-name="Text_20_body">
      <style:text-properties officeooo:rsid="001a1bed" officeooo:paragraph-rsid="001a1bed"/>
    </style:style>
    <style:style style:name="P15" style:family="paragraph" style:parent-style-name="Text_20_body">
      <style:text-properties officeooo:rsid="001a66d2" officeooo:paragraph-rsid="001a66d2"/>
    </style:style>
    <style:style style:name="P16" style:family="paragraph" style:parent-style-name="Text_20_body">
      <style:text-properties officeooo:rsid="001a803d" officeooo:paragraph-rsid="001a803d"/>
    </style:style>
    <style:style style:name="P17" style:family="paragraph" style:parent-style-name="Text_20_body">
      <style:text-properties officeooo:rsid="001c725e" officeooo:paragraph-rsid="001c725e"/>
    </style:style>
    <style:style style:name="P18" style:family="paragraph" style:parent-style-name="Title">
      <style:text-properties officeooo:rsid="000dc855" officeooo:paragraph-rsid="000dc855"/>
    </style:style>
    <style:style style:name="P19" style:family="paragraph" style:parent-style-name="Text_20_body">
      <style:paragraph-properties fo:margin-left="1in" fo:margin-right="0in" fo:text-indent="0in" style:auto-text-indent="false"/>
      <style:text-properties style:font-name="Source Serif Pro"/>
    </style:style>
    <style:style style:name="P20" style:family="paragraph" style:parent-style-name="Text_20_body">
      <style:paragraph-properties fo:text-align="start" style:justify-single-word="false" fo:break-before="page"/>
    </style:style>
    <style:style style:name="P21" style:family="paragraph" style:parent-style-name="Text_20_body">
      <style:paragraph-properties fo:margin-left="0.4902in" fo:margin-right="0in" fo:text-indent="0in" style:auto-text-indent="false"/>
    </style:style>
    <style:style style:name="P22" style:family="paragraph" style:parent-style-name="Text_20_body">
      <style:paragraph-properties fo:margin-left="0.4902in" fo:margin-right="0in" fo:text-indent="0in" style:auto-text-indent="false"/>
      <style:text-properties officeooo:paragraph-rsid="001c725e"/>
    </style:style>
    <style:style style:name="P23" style:family="paragraph" style:parent-style-name="Text_20_body">
      <style:paragraph-properties fo:margin-left="0.4902in" fo:margin-right="0in" fo:text-indent="0in" style:auto-text-indent="false"/>
      <style:text-properties officeooo:rsid="001c725e" officeooo:paragraph-rsid="001c725e"/>
    </style:style>
    <style:style style:name="P24" style:family="paragraph" style:parent-style-name="Text_20_body">
      <style:paragraph-properties fo:margin-left="0.4902in" fo:margin-right="0in" fo:text-indent="0in" style:auto-text-indent="false"/>
      <style:text-properties style:font-name="Source Serif Pro"/>
    </style:style>
    <style:style style:name="P25" style:family="paragraph" style:parent-style-name="Text_20_body" style:list-style-name="L1">
      <style:text-properties officeooo:rsid="001a66d2" officeooo:paragraph-rsid="001a66d2"/>
    </style:style>
    <style:style style:name="P26" style:family="paragraph" style:parent-style-name="Text_20_body">
      <style:text-properties officeooo:rsid="001c725e" officeooo:paragraph-rsid="001c725e"/>
    </style:style>
    <style:style style:name="P27" style:family="paragraph" style:parent-style-name="Text_20_body">
      <style:text-properties officeooo:rsid="001252c5" officeooo:paragraph-rsid="001252c5"/>
    </style:style>
    <style:style style:name="P28" style:family="paragraph" style:parent-style-name="Text_20_body">
      <style:text-properties officeooo:rsid="001cb1cb" officeooo:paragraph-rsid="001cb1cb"/>
    </style:style>
    <style:style style:name="P29" style:family="paragraph" style:parent-style-name="Text_20_body">
      <style:paragraph-properties fo:margin-left="0.4902in" fo:margin-right="0in" fo:text-indent="0in" style:auto-text-indent="false"/>
      <style:text-properties style:font-name="Source Serif Pro"/>
    </style:style>
    <style:style style:name="P30" style:family="paragraph" style:parent-style-name="Text_20_body">
      <style:paragraph-properties fo:margin-left="0.4902in" fo:margin-right="0in" fo:text-indent="0in" style:auto-text-indent="false"/>
      <style:text-properties officeooo:rsid="001c725e" officeooo:paragraph-rsid="001c725e"/>
    </style:style>
    <style:style style:name="P31" style:family="paragraph" style:parent-style-name="Heading_20_1">
      <style:text-properties officeooo:rsid="0012c67b" officeooo:paragraph-rsid="0012c67b"/>
    </style:style>
    <style:style style:name="P32" style:family="paragraph" style:parent-style-name="Heading_20_2">
      <style:text-properties officeooo:rsid="00108213" officeooo:paragraph-rsid="00108213"/>
    </style:style>
    <style:style style:name="P33" style:family="paragraph" style:parent-style-name="Heading_20_3">
      <style:text-properties officeooo:rsid="00147ee0" officeooo:paragraph-rsid="00147ee0"/>
    </style:style>
    <style:style style:name="P34" style:family="paragraph" style:parent-style-name="Heading_20_3">
      <style:text-properties officeooo:paragraph-rsid="00147ee0"/>
    </style:style>
    <style:style style:name="P35" style:family="paragraph" style:parent-style-name="Heading_20_3">
      <style:text-properties officeooo:rsid="0012c67b" officeooo:paragraph-rsid="0012c67b"/>
    </style:style>
    <style:style style:name="P36" style:family="paragraph" style:parent-style-name="Heading_20_3">
      <style:text-properties officeooo:rsid="00164492" officeooo:paragraph-rsid="00164492"/>
    </style:style>
    <style:style style:name="T1" style:family="text">
      <style:text-properties officeooo:rsid="00108213"/>
    </style:style>
    <style:style style:name="T2" style:family="text">
      <style:text-properties officeooo:rsid="00147ee0"/>
    </style:style>
    <style:style style:name="T3" style:family="text">
      <style:text-properties style:font-name="Source Serif Pro"/>
    </style:style>
    <style:style style:name="T4" style:family="text">
      <style:text-properties style:font-name="Source Serif Pro" officeooo:rsid="0019e54b"/>
    </style:style>
    <style:style style:name="T5" style:family="text">
      <style:text-properties style:font-name="Source Serif Pro" officeooo:rsid="001c725e"/>
    </style:style>
    <style:style style:name="T6" style:family="text">
      <style:text-properties officeooo:rsid="0019ec5f"/>
    </style:style>
    <style:style style:name="T7" style:family="text">
      <style:text-properties officeooo:rsid="001a1bed"/>
    </style:style>
    <style:style style:name="T8" style:family="text">
      <style:text-properties officeooo:rsid="001c725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oftware Recomendations</text:p>
      <text:p text:style-name="P1">General comments on open source, floss software local vs. Cloud apps</text:p>
      <text:p text:style-name="P15">This is a list of recommended cross-platform FLOSS software. Much of the functionality provided by these progrmas is also available via cloud based apps. That is not what this list is about.</text:p>
      <text:p text:style-name="P15"/>
      <text:p text:style-name="P15">The software packages listed here are recommended based on the following criteria:</text:p>
      <text:list xml:id="list1262507940604792907" text:style-name="L1">
        <text:list-item>
          <text:p text:style-name="P25">Must be free, libre, open source software (FLOSS)</text:p>
        </text:list-item>
        <text:list-item>
          <text:p text:style-name="P25">Must be available for use on Windows, Linux, and OS-X</text:p>
        </text:list-item>
        <text:list-item>
          <text:p text:style-name="P25">Should be similar (or superior) in functionality to commercial alternatives</text:p>
        </text:list-item>
        <text:list-item>
          <text:p text:style-name="P25">Should be well-documented and easy to use.</text:p>
        </text:list-item>
      </text:list>
      <text:p text:style-name="P1">comments on standardized file formats</text:p>
      <text:p text:style-name="P1"/>
      <text:h text:style-name="Heading_20_1" text:outline-level="1"><text:span text:style-name="T1">General </text:span>Office <text:span text:style-name="T1">Productivity</text:span> Software</text:h>
      <text:h text:style-name="Heading_20_2" text:outline-level="2">Basic Office Applications</text:h>
      <text:h text:style-name="P33" text:outline-level="3">Simple text editor</text:h>
      <text:p text:style-name="P7"><text:span text:style-name="T2">k</text:span>ate</text:p>
      <text:h text:style-name="P34" text:outline-level="3">word processor</text:h>
      <text:p text:style-name="P7">LibreOffice - Writer</text:p>
      <text:p text:style-name="P7">Abiword</text:p>
      <text:h text:style-name="Heading_20_3" text:outline-level="3">spreadsheet</text:h>
      <text:p text:style-name="P7">LibreOffice - calc</text:p>
      <text:h text:style-name="Heading_20_3" text:outline-level="3">presentation software</text:h>
      <text:p text:style-name="P7">LibreOffice - <text:span text:style-name="T6">impress</text:span></text:p>
      <text:h text:style-name="P33" text:outline-level="3">Project Management</text:h>
      <text:p text:style-name="P7">GantPV</text:p>
      <text:p text:style-name="P7"><text:span text:style-name="T7">ProjectLibre</text:span> </text:p>
      <text:p text:style-name="P14">OpenProject</text:p>
      <text:h text:style-name="P33" text:outline-level="3"><text:soft-page-break/>Flowchart Drawing tool</text:h>
      <text:p text:style-name="P7">LibreOffice -</text:p>
      <text:p text:style-name="P8">Dia - </text:p>
      <text:h text:style-name="Heading_20_3" text:outline-level="3">Desktop Publishing</text:h>
      <text:p text:style-name="P8">Scribus</text:p>
      <text:h text:style-name="Heading_20_2" text:outline-level="2">PIM/Connectivity apps</text:h>
      <text:h text:style-name="Heading_20_3" text:outline-level="3">email client</text:h>
      <text:p text:style-name="P7">Thunderbird</text:p>
      <text:h text:style-name="Heading_20_3" text:outline-level="3">calendar</text:h>
      <text:p text:style-name="P7">Lightning</text:p>
      <text:h text:style-name="Heading_20_3" text:outline-level="3">contact management</text:h>
      <text:h text:style-name="Heading_20_3" text:outline-level="3">Messenger</text:h>
      <text:p text:style-name="P5">Pidg<text:span text:style-name="T7">in</text:span> <text:span text:style-name="T2">(formerly known as Gaim)</text:span></text:p>
      <text:h text:style-name="Heading_20_2" text:outline-level="2">General File manager/viewer apps</text:h>
      <text:h text:style-name="Heading_20_3" text:outline-level="3"><text:span text:style-name="T2">D</text:span>ocument viewer</text:h>
      <text:p text:style-name="P7">Sumatra PDF</text:p>
      <text:h text:style-name="Heading_20_3" text:outline-level="3">Image Viewer</text:h>
      <text:h text:style-name="Heading_20_3" text:outline-level="3">File Manager</text:h>
      <text:p text:style-name="P8">Dolphin - <text:a xlink:type="simple" xlink:href="https://opensource.com/life/15/8/comprehensive-guide-dolphin-file-manager">https://opensource.com/life/15/8/comprehensive-guide-dolphin-file-manager</text:a> </text:p>
      <text:h text:style-name="Heading_20_3" text:outline-level="3">Archive manager</text:h>
      <text:p text:style-name="P8">peazip</text:p>
      <text:p text:style-name="P8">7-zip</text:p>
      <text:h text:style-name="P33" text:outline-level="3">Image Library Manager</text:h>
      <text:p text:style-name="P7">Shotwell – gnome only</text:p>
      <text:p text:style-name="P7">digiKam – KDE only</text:p>
      <text:h text:style-name="Heading_20_2" text:outline-level="2"><text:soft-page-break/><text:s/><text:span text:style-name="T2">Accounting Software</text:span></text:h>
      <text:p text:style-name="P7">Gnucash</text:p>
      <text:p text:style-name="P8">kmymoney</text:p>
      <text:h text:style-name="P34" text:outline-level="3">Ebook Library Manager</text:h>
      <text:p text:style-name="P3">Calibre – ebook manager that can also convert ebook formats</text:p>
      <text:h text:style-name="Heading_20_2" text:outline-level="2">Network Apps</text:h>
      <text:h text:style-name="Heading_20_3" text:outline-level="3">Web Browser</text:h>
      <text:p text:style-name="P3">Chrome</text:p>
      <text:p text:style-name="P3">Firefox</text:p>
      <text:h text:style-name="P35" text:outline-level="3">FTP clients</text:h>
      <text:p text:style-name="P6">Filezilla</text:p>
      <text:h text:style-name="P35" text:outline-level="3">Bittorrent client</text:h>
      <text:p text:style-name="P6">Deluge</text:p>
      <text:p text:style-name="P8">tribler</text:p>
      <text:p text:style-name="P8">emule</text:p>
      <text:p text:style-name="P8">ares galaxy</text:p>
      <text:p text:style-name="P10">azureus</text:p>
      <text:h text:style-name="Heading_20_3" text:outline-level="3">Remote desktop tools</text:h>
      <text:p text:style-name="P10">UltraVNC – not cross platform</text:p>
      <text:p text:style-name="P10">TightVNC</text:p>
      <text:h text:style-name="Heading_20_3" text:outline-level="3">SSH Client</text:h>
      <text:p text:style-name="P10">putty</text:p>
      <text:h text:style-name="Heading_20_3" text:outline-level="3">Usenet client</text:h>
      <text:p text:style-name="P6">Hellanzb</text:p>
      <text:h text:style-name="P33" text:outline-level="3">RSS reader</text:h>
      <text:p text:style-name="P7">Rssowl</text:p>
      <text:p text:style-name="P10">feedreader</text:p>
      <text:h text:style-name="P33" text:outline-level="3"><text:soft-page-break/>Podcast player</text:h>
      <text:p text:style-name="P7">Juice</text:p>
      <text:p text:style-name="P7">podnova</text:p>
      <text:h text:style-name="Heading_20_1" text:outline-level="1"><text:span text:style-name="T1">Audio/Video/G</text:span>raphics programs</text:h>
      <text:h text:style-name="P32" text:outline-level="2">Media Players</text:h>
      <text:p text:style-name="P7">Amarok</text:p>
      <text:p text:style-name="P4">Clementine</text:p>
      <text:p text:style-name="P3">VLC</text:p>
      <text:p text:style-name="P8">miro</text:p>
      <text:p text:style-name="P8">popcorn time</text:p>
      <text:h text:style-name="P32" text:outline-level="2">Audio Editors</text:h>
      <text:p text:style-name="P3">Audacity</text:p>
      <text:p text:style-name="P10">LAME</text:p>
      <text:h text:style-name="P32" text:outline-level="2">Graphics Editors</text:h>
      <text:h text:style-name="Heading_20_3" text:outline-level="3">vector graphics editor</text:h>
      <text:p text:style-name="P3">Inkscape</text:p>
      <text:h text:style-name="Heading_20_3" text:outline-level="3">raster graphics editor</text:h>
      <text:p text:style-name="P3">GIMP</text:p>
      <text:p text:style-name="P7">GimpShop</text:p>
      <text:p text:style-name="P7">Irfanview</text:p>
      <text:h text:style-name="Heading_20_2" text:outline-level="2">Video Editors</text:h>
      <text:p text:style-name="P3">Handbrake – video transcoder for converting from one format to another or ripping DVDs</text:p>
      <text:p text:style-name="P3">Blender – 3D animation</text:p>
      <text:p text:style-name="P6">Lightworks – professional video editing (gratis not libre, source promised but not yet available)</text:p>
      <text:p text:style-name="P6"/>
      <text:p text:style-name="P6"/>
      <text:h text:style-name="Heading_20_1" text:outline-level="1"><text:soft-page-break/>Professional Engineering/Scientific/Software Development Tools</text:h>
      <text:h text:style-name="Heading_20_2" text:outline-level="2"><text:span text:style-name="T1">Software </text:span>development tools</text:h>
      <text:h text:style-name="Heading_20_3" text:outline-level="3">text editor</text:h>
      <text:p text:style-name="P8">Kate</text:p>
      <text:p text:style-name="P8">atom</text:p>
      <text:p text:style-name="P8">brackets</text:p>
      <text:p text:style-name="P8"/>
      <text:h text:style-name="Heading_20_3" text:outline-level="3">toolchains</text:h>
      <text:p text:style-name="P1">c compiler</text:p>
      <text:p text:style-name="P1">ada compiler</text:p>
      <text:p text:style-name="P1">python tools</text:p>
      <text:h text:style-name="Heading_20_3" text:outline-level="3">IDE's</text:h>
      <text:p text:style-name="P1">R studio</text:p>
      <text:p text:style-name="P6">eclipse</text:p>
      <text:p text:style-name="P6">code::blocks</text:p>
      <text:h text:style-name="Heading_20_3" text:outline-level="3">Configuration management tools</text:h>
      <text:p text:style-name="P8">Git</text:p>
      <text:p text:style-name="P8">mercurial</text:p>
      <text:p text:style-name="P10">tortoiseHg</text:p>
      <text:p text:style-name="P11"><text:a xlink:type="simple" xlink:href="http://www.ryadel.com/en/using-github-with-mercurial-and-tortoisehg/">http://www.ryadel.com/en/using-github-with-mercurial-and-tortoisehg/</text:a> </text:p>
      <text:h text:style-name="P36" text:outline-level="3">Libraries</text:h>
      <text:p text:style-name="P8">OpenCV – computer vision</text:p>
      <text:p text:style-name="P8">LLVM</text:p>
      <text:h text:style-name="Heading_20_2" text:outline-level="2">LaTeX tools</text:h>
      <text:h text:style-name="Heading_20_3" text:outline-level="3">Editor</text:h>
      <text:p text:style-name="P8">TexStudio</text:p>
      <text:p text:style-name="P8">TexMaker</text:p>
      <text:h text:style-name="Heading_20_3" text:outline-level="3"><text:soft-page-break/>bibliography management</text:h>
      <text:p text:style-name="P8">Jabref</text:p>
      <text:h text:style-name="Heading_20_3" text:outline-level="3">graphics tools</text:h>
      <text:p text:style-name="P16">TikzEdt</text:p>
      <text:p text:style-name="P16">ipe</text:p>
      <text:p text:style-name="P16">LatexDraw</text:p>
      <text:p text:style-name="P16"><text:a xlink:type="simple" xlink:href="https://tug.org/pracjourn/2010-1/morales/morales.pdf">https://tug.org/pracjourn/2010-1/morales/morales.pdf</text:a> </text:p>
      <text:p text:style-name="P17">svgcleaner</text:p>
      <text:p text:style-name="P17">pgf/tikz</text:p>
      <text:p text:style-name="P17">xfig</text:p>
      <text:p text:style-name="P17">uniconverter</text:p>
      <text:h text:style-name="Heading_20_2" text:outline-level="2">Science</text:h>
      <text:p text:style-name="P6">Avagadro</text:p>
      <text:p text:style-name="P17">bkchem</text:p>
      <text:p text:style-name="P6">Openchrom</text:p>
      <text:h text:style-name="P31" text:outline-level="1">System tools</text:h>
      <text:p text:style-name="P6">Virtualbox</text:p>
      <text:p text:style-name="P6">owncloud</text:p>
      <text:h text:style-name="Heading_20_1" text:outline-level="1"><text:span text:style-name="T1">Security/Privacy/Anonymity/</text:span>Encryption Tools</text:h>
      <text:p text:style-name="P2">Veracrypt </text:p>
      <text:p text:style-name="P2">encfs</text:p>
      <text:p text:style-name="P2">gpg</text:p>
      <text:p text:style-name="P3">Aescrypt</text:p>
      <text:p text:style-name="P3">Lastpass</text:p>
      <text:p text:style-name="P3">Keepass</text:p>
      <text:p text:style-name="P6">keepassx</text:p>
      <text:p text:style-name="P5">otp for pidgeon</text:p>
      <text:p text:style-name="P28">chatsecure and signal private messanger for android</text:p>
      <text:p text:style-name="P5">enigmail for thunderbird</text:p>
      <text:p text:style-name="P6">nmap</text:p>
      <text:p text:style-name="P6">angy ip scanner</text:p>
      <text:p text:style-name="P9"><text:soft-page-break/>observium</text:p>
      <text:p text:style-name="P10">wireshark</text:p>
      <text:p text:style-name="P10"/>
      <text:h text:style-name="Heading_20_1" text:outline-level="1">Fonts</text:h>
      <text:p text:style-name="P12">Dejavu</text:p>
      <text:p text:style-name="P24">Serif – simple slab serif (ok if you can only have one slab serif, but consider complementing with roboto, kameron) regular and condensed width, regular and bold weight, roman and italic style</text:p>
      <text:p text:style-name="P24">Sans – humanist like frutiger or verdana – very visible , regular and condensed width, regular and bold weight, roman and italic style and also an extralight weight roman</text:p>
      <text:p text:style-name="P21"><text:span text:style-name="T5">M</text:span><text:span text:style-name="T3">ono – best programmer font – 4 standard styles</text:span></text:p>
      <text:p text:style-name="P24">math – available from TeX Gyre</text:p>
      <text:p text:style-name="Text_20_body"> </text:p>
      <text:p text:style-name="P12">Libertinus</text:p>
      <text:p text:style-name="P24">Serif – fork from linux libertine, nice old style – regular, semibold, and bold weights, roman and italic in each plus display and initials</text:p>
      <text:p text:style-name="P21"> <text:span text:style-name="T8">Sa</text:span><text:span text:style-name="T3">ns – fork from biolinum, glyphic sans like optima – regular, bold, and italic</text:span></text:p>
      <text:p text:style-name="P21"> <text:span text:style-name="T8">M</text:span><text:span text:style-name="T3">ono – monospaced serif – regular only</text:span></text:p>
      <text:p text:style-name="P24">math – only in libertinus fork</text:p>
      <text:p text:style-name="P24">keyboard - sans characters in key outlines</text:p>
      <text:p text:style-name="Text_20_body"/>
      <text:p text:style-name="P17">Cormorant – Garamond inspired display font with several variants</text:p>
      <text:p text:style-name="P23">Roman – display verison</text:p>
      <text:p text:style-name="P22"><text:span text:style-name="T8">Garamond – for body text, larger counters</text:span> </text:p>
      <text:p text:style-name="P23">Upright italic</text:p>
      <text:p text:style-name="P23">Infant – with single story a and g</text:p>
      <text:p text:style-name="P23">Small Caps</text:p>
      <text:p text:style-name="P23">Unicase</text:p>
      <text:p text:style-name="P23">all in light, regular, medium, semibold, adn bold weights wiht italics and alternates</text:p>
      <text:p text:style-name="P23"/>
      <text:p text:style-name="P12">source pro</text:p>
      <text:p text:style-name="P21"><text:span text:style-name="T3">serif – based on fournier, nice neoclassical (transitional) serif – no italics yet, but available in</text:span> <text:span text:style-name="T3">regular, bold,a dn semi-bold weights.</text:span></text:p>
      <text:p text:style-name="P24">sans – similar to franklin gothic grotesk, nice grotesk sans available in roman an italic <text:soft-page-break/>in ultra light, light, normal, semi-bold, bild, and ultra bold weights.</text:p>
      <text:p text:style-name="P24">code – nice programming font – same wieghts as sans but no italics</text:p>
      <text:p text:style-name="P21"> </text:p>
      <text:p text:style-name="P12">Alegreya</text:p>
      <text:p text:style-name="Text_20_body">               <text:span text:style-name="T3">serif – old style serif available in regular, italic, bold, bold italic, blakc, black italic</text:span></text:p>
      <text:p text:style-name="Text_20_body">               <text:span text:style-name="T3">small caps – same 6 styles           </text:span></text:p>
      <text:p text:style-name="Text_20_body">               <text:span text:style-name="T3">sans - thin, light, medium, bold, extra bold,and black. Regular and italic for each</text:span></text:p>
      <text:p text:style-name="Text_20_body"><text:span text:style-name="T3"><text:s text:c="16"/></text:span><text:span text:style-name="T4">sans small caps – looks a little like bank gothic</text:span></text:p>
      <text:p text:style-name="Text_20_body"> </text:p>
      <text:p text:style-name="Text_20_body"> </text:p>
      <text:p text:style-name="P12">TeX Gyre –metric compatible with originals and similar appearance also available in Postscript type 1 format for LaTeX. All but Chorus available in 4 styles</text:p>
      <text:p text:style-name="Text_20_body">               <text:span text:style-name="T3">Pagella – palatino with Math</text:span></text:p>
      <text:p text:style-name="Text_20_body">               <text:span text:style-name="T3">Heros - helvetica</text:span></text:p>
      <text:p text:style-name="Text_20_body">               <text:span text:style-name="T3">Aventur – Avant Garde</text:span></text:p>
      <text:p text:style-name="Text_20_body">               <text:span text:style-name="T3">Cursor - Courier</text:span></text:p>
      <text:p text:style-name="Text_20_body">               <text:span text:style-name="T3">Bonum – Bookman with Math</text:span></text:p>
      <text:p text:style-name="P12"><text:tab/>Termes – times new roman with Math</text:p>
      <text:p text:style-name="P12"><text:tab/>Schola – century schoolbook with Math</text:p>
      <text:p text:style-name="P12"><text:tab/>Chorus – Zapf Chancery script</text:p>
      <text:p text:style-name="Text_20_body"> </text:p>
      <text:p text:style-name="P12">Latin Modern – Computer modern and concrete?</text:p>
      <text:p text:style-name="Text_20_body">               <text:span text:style-name="T3">Roman standard</text:span></text:p>
      <text:p text:style-name="P19">10 pt – regular, italic, bold, bold italic, small caps regular and oblique, demibold regular and oblique</text:p>
      <text:p text:style-name="P19">7,8,9,12 pt – regular, italic, bold</text:p>
      <text:p text:style-name="P19">5,6 pt – regular, bold</text:p>
      <text:p text:style-name="P19">17 pt regular</text:p>
      <text:p text:style-name="P12"><text:tab/>Roman other</text:p>
      <text:p text:style-name="P19">Dunhill – very tall and narrow font regular and oblique</text:p>
      <text:p text:style-name="P12"><text:tab/>Unslanted Italic</text:p>
      <text:p text:style-name="P12"><text:tab/>slanted 8,9,10,12, 17 regular, 10 bold</text:p>
      <text:p text:style-name="Text_20_body">               <text:span text:style-name="T3">Sans regular</text:span></text:p>
      <text:p text:style-name="P19"><text:soft-page-break/>10 pt regular, oblique, bold, bold oblique</text:p>
      <text:p text:style-name="P19">8,9,12,17 regular and oblique</text:p>
      <text:p text:style-name="P12"><text:tab/>sans other</text:p>
      <text:p text:style-name="P19">sans demi condensed – regular, oblique</text:p>
      <text:p text:style-name="P19">sans quotation (extended) – regular, oblique, bold, bold, oblique</text:p>
      <text:p text:style-name="P12"><text:tab/>lm mono – monospaced slab Typewriter font </text:p>
      <text:p text:style-name="P12"><text:tab/>10 pt – regular, oblique, small caps regular, oblique</text:p>
      <text:p text:style-name="P12"><text:tab/>8 pt, 9 pt, 12 pt – regular only</text:p>
      <text:p text:style-name="P12"><text:tab/>lm mono light - regular, oblique, bold, bold oblique</text:p>
      <text:p text:style-name="P12"><text:tab/>lm mono light condensed - regular, oblique</text:p>
      <text:p text:style-name="P12"><text:tab/>lm mono proportional – proportional slab typewriter font - regular, oblique</text:p>
      <text:p text:style-name="P12"><text:tab/>mn mono light proportional – regular, oblique, bold, bold oblique</text:p>
      <text:p text:style-name="P12"><text:tab/>math     </text:p>
      <text:p text:style-name="Text_20_body"> </text:p>
      <text:p text:style-name="P12">Liberation and Croscore/Crosextra fonts as replacements for Microsoft default fonts. Metric compatible but different (better) appearance of glyphs from originals</text:p>
      <text:p text:style-name="Text_20_body">               <text:span text:style-name="T3">Liberation serif – tinos – based on ascender serif replaces times new roman       </text:span></text:p>
      <text:p text:style-name="Text_20_body">               <text:span text:style-name="T3">Liberation sans – arimo – based on ascender sans arial replacement</text:span></text:p>
      <text:p text:style-name="Text_20_body">               <text:span text:style-name="T3">Liberation mono – cousine based on ascender uni duo– courier replacement</text:span></text:p>
      <text:p text:style-name="Text_20_body">               <text:span text:style-name="T3">Carlito – based on lato replaces calibri</text:span></text:p>
      <text:p text:style-name="P12"><text:tab/>Caladea – based on cambo replaces cambria</text:p>
      <text:p text:style-name="P12"><text:tab/>Inconsensci – based on inconsolata replaces consolas</text:p>
      <text:p text:style-name="P12"><text:tab/>Gelasio – replaces georgia</text:p>
      <text:p text:style-name="P12"><text:tab/>monacal based on felipa replaces monotype corsiva ???</text:p>
      <text:p text:style-name="P12"><text:tab/>tagoni – based on Telex ???</text:p>
      <text:p text:style-name="P12"/>
      <text:p text:style-name="P13"><text:s/></text:p>
      <text:p text:style-name="P20"> </text:p>
      <text:p text:style-name="Text_20_body"/>
      <text:h text:style-name="Heading_20_1" text:outline-level="1">Others that might be interesting?</text:h>
      <text:p text:style-name="P8"><text:a xlink:type="simple" xlink:href="https://d3js.org/">https://d3js.org/</text:a> - data driven documents?</text:p>
      <text:p text:style-name="P10"><text:a xlink:type="simple" xlink:href="http://lifehacker.biz/articles/best-open-source-software/">http://lifehacker.biz/articles/best-open-source-software/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ource Serif Pro" svg:font-family="'Source Serif Pro', 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4M15S</meta:editing-duration>
    <meta:editing-cycles>10</meta:editing-cycles>
    <meta:generator>LibreOffice/4.1.0.4$Windows_x86 LibreOffice_project/89ea49ddacd9aa532507cbf852f2bb22b1ace28</meta:generator>
    <dc:date>2016-06-24T13:19:11.421000000</dc:date>
    <meta:document-statistic meta:table-count="0" meta:image-count="0" meta:object-count="0" meta:page-count="10" meta:paragraph-count="242" meta:word-count="946" meta:character-count="6897" meta:non-whitespace-character-count="5839"/>
    <meta:user-defined meta:name="Info 1"/>
    <meta:user-defined meta:name="Info 2"/>
    <meta:user-defined meta:name="Info 3"/>
    <meta:user-defined meta:name="Info 4"/>
  </office:meta>
</office:document-meta>
</file>